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0"/>
  <manifest:file-entry manifest:media-type="" manifest:full-path="ObjectReplacements/Object 3"/>
  <manifest:file-entry manifest:media-type="" manifest:full-path="ObjectReplacements/Object 11"/>
  <manifest:file-entry manifest:media-type="" manifest:full-path="ObjectReplacements/Object 4"/>
  <manifest:file-entry manifest:media-type="" manifest:full-path="ObjectReplacements/Object 12"/>
  <manifest:file-entry manifest:media-type="" manifest:full-path="ObjectReplacements/Object 5"/>
  <manifest:file-entry manifest:media-type="" manifest:full-path="ObjectReplacements/Object 13"/>
  <manifest:file-entry manifest:media-type="" manifest:full-path="ObjectReplacements/Object 6"/>
  <manifest:file-entry manifest:media-type="" manifest:full-path="ObjectReplacements/Object 14"/>
  <manifest:file-entry manifest:media-type="" manifest:full-path="ObjectReplacements/Object 7"/>
  <manifest:file-entry manifest:media-type="" manifest:full-path="ObjectReplacements/Object 15"/>
  <manifest:file-entry manifest:media-type="application/x-openoffice-gdimetafile;windows_formatname=&quot;GDIMetaFile&quot;" manifest:full-path="ObjectReplacements/Object 8"/>
  <manifest:file-entry manifest:media-type="" manifest:full-path="ObjectReplacements/Object 16"/>
  <manifest:file-entry manifest:media-type="" manifest:full-path="ObjectReplacements/Object 9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6181in" table:align="margins" style:shadow="none"/>
    </style:style>
    <style:style style:name="Table1.A" style:family="table-column">
      <style:table-column-properties style:column-width="3.809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181in" table:align="margins" style:shadow="none"/>
    </style:style>
    <style:style style:name="Table2.A" style:family="table-column">
      <style:table-column-properties style:column-width="3.809in" style:rel-column-width="3276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6181in" table:align="margins" style:shadow="none"/>
    </style:style>
    <style:style style:name="Table3.A" style:family="table-column">
      <style:table-column-properties style:column-width="3.809in" style:rel-column-width="32767*"/>
    </style:style>
    <style:style style:name="Table3.A1" style:family="table-cell">
      <style:table-cell-properties fo:padding="0.0382in" fo:border="none"/>
    </style:style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text-properties fo:font-weight="normal" style:font-weight-asian="normal" style:font-weight-complex="normal"/>
    </style:style>
    <style:style style:name="P3" style:family="paragraph" style:parent-style-name="mark" style:list-style-name="L13">
      <style:text-properties fo:font-weight="normal" style:font-weight-asian="normal" style:font-weight-complex="normal"/>
    </style:style>
    <style:style style:name="P4" style:family="paragraph" style:parent-style-name="mark" style:list-style-name="L15">
      <style:text-properties fo:font-weight="normal" style:font-weight-asian="normal" style:font-weight-complex="normal"/>
    </style:style>
    <style:style style:name="P5" style:family="paragraph" style:parent-style-name="mark" style:list-style-name="L10"/>
    <style:style style:name="P6" style:family="paragraph" style:parent-style-name="mark" style:list-style-name="L11"/>
    <style:style style:name="P7" style:family="paragraph" style:parent-style-name="mark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mark" style:list-style-name="L10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mark" style:list-style-name="L15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name-asian="Droid Sans Mono" style:font-size-asian="14pt" style:language-asian="zxx" style:country-asian="none" style:font-style-asian="normal" style:font-weight-asian="bold" style:font-name-complex="Droid Sans Mono" style:font-size-complex="14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language="zxx" fo:country="none" fo:font-style="normal" style:font-name-asian="Droid Sans Mono" style:font-size-asian="14pt" style:language-asian="zxx" style:country-asian="none" style:font-style-asian="normal" style:font-name-complex="Droid Sans Mono" style:font-size-complex="14pt" style:language-complex="zxx" style:country-complex="none" style:font-style-complex="normal"/>
    </style:style>
    <style:style style:name="T8" style:family="text">
      <style:text-properties fo:font-variant="normal" fo:text-transform="none" fo:color="#000000" fo:letter-spacing="normal" fo:language="zxx" fo:country="none" fo:font-style="normal" fo:font-weight="normal" style:font-name-asian="Droid Sans Mono" style:language-asian="zxx" style:country-asian="none" style:font-style-asian="normal" style:font-weight-asian="normal" style:font-name-complex="Droid Sans Mono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fo:letter-spacing="normal" fo:language="zxx" fo:country="none" fo:font-style="normal" style:font-name-asian="Droid Sans Mono" style:language-asian="zxx" style:country-asian="none" style:font-style-asian="normal" style:font-name-complex="Droid Sans Mono" style:language-complex="zxx" style:country-complex="none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6 </text:span><text:span text:style-name="T3"><text:tab/></text:span><text:span text:style-name="T6">Означення 1. </text:span><text:span text:style-name="T2">Скалярним добутком </text:span><text:span text:style-name="T2"><draw:frame draw:style-name="fr1" draw:name="Object1" text:anchor-type="as-char" svg:y="-0.198in" svg:width="0.2646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називається число, яке рівне добутку модулів цих векторів на косинус кута між ними. </text:span><text:span text:style-name="T2"><draw:frame draw:style-name="fr1" draw:name="Object2" text:anchor-type="as-char" svg:y="-0.198in" svg:width="1.3807in" svg:height="0.257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mark"><text:span text:style-name="T2">Якщо </text:span><text:span text:style-name="T2"><draw:frame draw:style-name="fr1" draw:name="Object3" text:anchor-type="as-char" svg:y="-0.198in" svg:width="0.5665in" svg:height="0.245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=&gt; </text:span><text:span text:style-name="T2"><draw:frame draw:style-name="fr1" draw:name="Object4" text:anchor-type="as-char" svg:y="-0.2626in" svg:width="0.648in" svg:height="0.318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mark"><text:span text:style-name="T2">Властивості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1330663345" text:style-name="L10">
              <text:list-item>
                <text:p text:style-name="P5"><text:span text:style-name="T4"><draw:frame draw:style-name="fr1" draw:name="Object5" text:anchor-type="as-char" svg:y="-0.198in" svg:width="0.7138in" svg:height="0.2457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</text:list-item>
              <text:list-item>
                <text:p text:style-name="P5"><text:span text:style-name="T4"><draw:frame draw:style-name="fr1" draw:name="Object6" text:anchor-type="as-char" svg:y="-0.202in" svg:width="1.3547in" svg:height="0.2661in" draw:z-index="1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/text:list-item>
              <text:list-item>
                <text:p text:style-name="P5"><text:span text:style-name="T4"><draw:frame draw:style-name="fr1" draw:name="Object7" text:anchor-type="as-char" svg:y="-0.202in" svg:width="1.5362in" svg:height="0.2661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</text:list-item>
              <text:list-item>
                <text:p text:style-name="P8"><text:span text:style-name="T8"><draw:frame draw:style-name="fr1" draw:name="Object8" text:anchor-type="as-char" svg:y="-0.2626in" svg:width="1.0264in" svg:height="0.3217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    </text:list-item>
            </text:list>
          </table:table-cell>
          <table:table-cell table:style-name="Table1.A1" office:value-type="string">
            <text:p text:style-name="P7"><draw:frame draw:style-name="fr1" draw:name="Object9" text:anchor-type="as-char" svg:y="-0.4071in" svg:width="2.9362in" svg:height="0.7807in" draw:z-index="20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7"><text:span text:style-name="T8">Проекція:</text:span><text:span text:style-name="T8"><draw:frame draw:style-name="fr1" draw:name="Object10" text:anchor-type="as-char" svg:y="-0.3252in" svg:width="0.9673in" svg:height="0.5346in" draw:z-index="19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</table:table>
      <text:p text:style-name="mark"><text:span text:style-name="T5">Означення 2.</text:span><text:span text:style-name="T4"> Векторним добутком </text:span><text:span text:style-name="T4"><draw:frame draw:style-name="fr1" draw:name="Object11" text:anchor-type="as-char" svg:y="-0.198in" svg:width="0.428in" svg:height="0.2457in" draw:z-index="4"><draw:object xlink:href="./Object 11" xlink:type="simple" xlink:show="embed" xlink:actuate="onLoad"/><draw:image xlink:href="./ObjectReplacements/Object 11" xlink:type="simple" xlink:show="embed" xlink:actuate="onLoad"/></draw:frame></text:span><text:span text:style-name="T4">називається такий вектор </text:span><text:span text:style-name="T4"><draw:frame draw:style-name="fr1" draw:name="Object12" text:anchor-type="as-char" svg:y="-0.198in" svg:width="0.1453in" svg:height="0.2457in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4">, що:</text:span></text:p>
      <text:list xml:id="list459878506" text:style-name="L11">
        <text:list-item>
          <text:p text:style-name="P6"><text:span text:style-name="T4"><draw:frame draw:style-name="fr1" draw:name="Object13" text:anchor-type="as-char" svg:y="-0.198in" svg:width="0.1453in" svg:height="0.2457in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перпендикулярний до тих векторів</text:span></text:p>
        </text:list-item>
        <text:list-item>
          <text:p text:style-name="P6"><text:span text:style-name="T4"><draw:frame draw:style-name="fr1" draw:name="Object14" text:anchor-type="as-char" svg:y="-0.198in" svg:width="0.1453in" svg:height="0.2457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має такий напрямок, що при спостереженні з кінця вектора </text:span><text:span text:style-name="T4"><draw:frame draw:style-name="fr1" draw:name="Object15" text:anchor-type="as-char" svg:y="-0.198in" svg:width="0.1453in" svg:height="0.2457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, найкоротший поворот від вектора </text:span><text:span text:style-name="T4"><draw:frame draw:style-name="fr1" draw:name="Object16" text:anchor-type="as-char" svg:y="-0.198in" svg:width="0.1217in" svg:height="0.2457in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4">до вектора </text:span><text:span text:style-name="T4"><draw:frame draw:style-name="fr1" draw:name="Object17" text:anchor-type="as-char" svg:y="-0.198in" svg:width="0.1209in" svg:height="0.2457in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4">відбувається проти годинникової стрілки</text:span></text:p>
        </text:list-item>
        <text:list-item>
          <text:p text:style-name="P6"><text:span text:style-name="T4"><draw:frame draw:style-name="fr1" draw:name="Object18" text:anchor-type="as-char" svg:y="-0.198in" svg:width="1.348in" svg:height="0.2571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">, якщо </text:span><text:span text:style-name="T4"><draw:frame draw:style-name="fr1" draw:name="Object19" text:anchor-type="as-char" svg:y="-0.198in" svg:width="0.428in" svg:height="0.2457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">= 0 =&gt;</text:span><text:span text:style-name="T4"><draw:frame draw:style-name="fr1" draw:name="Object20" text:anchor-type="as-char" svg:y="-0.198in" svg:width="0.4445in" svg:height="0.2535in" draw:z-index="13"><draw:object xlink:href="./Object 20" xlink:type="simple" xlink:show="embed" xlink:actuate="onLoad"/><draw:image xlink:href="./ObjectReplacements/Object 20" xlink:type="simple" xlink:show="embed" xlink:actuate="onLoad"/></draw:frame></text:span><text:span text:style-name="T4"> або </text:span><text:span text:style-name="T4"><draw:frame draw:style-name="fr1" draw:name="Object21" text:anchor-type="as-char" svg:y="-0.198in" svg:width="0.6626in" svg:height="0.2535in" draw:z-index="14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</text:list>
      <text:p text:style-name="P1"><text:span text:style-name="T7">Властивості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941025169" text:style-name="L13">
              <text:list-item>
                <text:p text:style-name="P3"><text:span text:style-name="T7"><draw:frame draw:style-name="fr1" draw:name="Object22" text:anchor-type="as-char" svg:y="-0.198in" svg:width="1.0417in" svg:height="0.2457in" draw:z-index="21"><draw:object xlink:href="./Object 23" xlink:type="simple" xlink:show="embed" xlink:actuate="onLoad"/><draw:image xlink:href="./ObjectReplacements/Object 23" xlink:type="simple" xlink:show="embed" xlink:actuate="onLoad"/></draw:frame></text:span></text:p>
              </text:list-item>
              <text:list-item>
                <text:p text:style-name="P3"><text:span text:style-name="T7"><draw:frame draw:style-name="fr1" draw:name="Object23" text:anchor-type="as-char" svg:y="-0.2035in" svg:width="1.6839in" svg:height="0.2665in" draw:z-index="22"><draw:object xlink:href="./Object 24" xlink:type="simple" xlink:show="embed" xlink:actuate="onLoad"/><draw:image xlink:href="./ObjectReplacements/Object 24" xlink:type="simple" xlink:show="embed" xlink:actuate="onLoad"/></draw:frame></text:span></text:p>
              </text:list-item>
              <text:list-item>
                <text:p text:style-name="P3"><text:span text:style-name="T7"><draw:frame draw:style-name="fr1" draw:name="Object24" text:anchor-type="as-char" svg:y="-0.2035in" svg:width="2.028in" svg:height="0.2665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        </text:list-item>
              <text:list-item>
                <text:p text:style-name="P3"><text:span text:style-name="T7"><draw:frame draw:style-name="fr1" draw:name="Object25" text:anchor-type="as-char" svg:y="-0.198in" svg:width="0.7319in" svg:height="0.2457in" draw:z-index="23"><draw:object xlink:href="./Object 22" xlink:type="simple" xlink:show="embed" xlink:actuate="onLoad"/><draw:image xlink:href="./ObjectReplacements/Object 22" xlink:type="simple" xlink:show="embed" xlink:actuate="onLoad"/></draw:frame></text:span></text:p>
              </text:list-item>
            </text:list>
          </table:table-cell>
          <table:table-cell table:style-name="Table2.A1" office:value-type="string">
            <text:p text:style-name="P7"><text:span text:style-name="T8"><draw:frame draw:style-name="fr1" draw:name="Object27" text:anchor-type="as-char" svg:y="-0.552in" svg:width="1.7984in" svg:height="1.0563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</table:table>
      <text:p text:style-name="P1"><text:span text:style-name="T7">Площа паралелограма: </text:span><text:span text:style-name="T4"><draw:frame draw:style-name="fr1" draw:name="Object26" text:anchor-type="as-char" svg:y="-0.4898in" svg:width="3.278in" svg:height="0.848in" draw:z-index="2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"><text:span text:style-name="T4">Площа трикутника: рівна половині прощі паралелограма</text:span></text:p>
      <text:p text:style-name="P1"><text:span text:style-name="T7">Означення 3. Мішаним добутком </text:span><text:span text:style-name="T7"><draw:frame draw:style-name="fr1" draw:name="Object28" text:anchor-type="as-char" svg:y="-0.2035in" svg:width="0.7228in" svg:height="0.2665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">трьох векторів називається число, що = скалярному добутку </text:span><text:span text:style-name="T4"><draw:frame draw:style-name="fr1" draw:name="Object29" text:anchor-type="as-char" svg:y="-0.198in" svg:width="0.428in" svg:height="0.2457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">на вектор</text:span><text:span text:style-name="T4"><draw:frame draw:style-name="fr1" draw:name="Object30" text:anchor-type="as-char" svg:y="-0.198in" svg:width="0.111in" svg:height="0.2457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">. Також це є обємом паралелепіпеда.</text:span></text:p>
      <text:p text:style-name="P1"><text:span text:style-name="T4">Обєм тетраїдера = 1/6 обєму паралелепіпеда.</text:span></text:p>
      <text:p text:style-name="P1"><text:span text:style-name="T4">Якщо мішаний добуток = 0 =&gt; вектори компланарні.</text:span></text:p>
      <text:p text:style-name="P1"><text:span text:style-name="T7">Властивості: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list xml:id="list301201359" text:style-name="L15">
              <text:list-item>
                <text:p text:style-name="P4"><text:span text:style-name="T7"><draw:frame draw:style-name="fr1" draw:name="Object31" text:anchor-type="as-char" svg:y="-0.2035in" svg:width="1.6311in" svg:height="0.266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      </text:list-item>
              <text:list-item>
                <text:p text:style-name="P4"><text:span text:style-name="T7"><draw:frame draw:style-name="fr1" draw:name="Object32" text:anchor-type="as-char" svg:y="-0.202in" svg:width="2.9665in" svg:height="0.266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    </text:list-item>
              <text:list-item>
                <text:p text:style-name="P9"><text:span text:style-name="T9"><draw:frame draw:style-name="fr1" draw:name="Object33" text:anchor-type="as-char" svg:y="-0.202in" svg:width="2.2547in" svg:height="0.266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    </text:list-item>
            </text:list>
          </table:table-cell>
          <table:table-cell table:style-name="Table3.A1" office:value-type="string">
            <text:p text:style-name="P10"><draw:frame draw:style-name="fr1" draw:name="Object34" text:anchor-type="as-char" svg:y="-0.598in" svg:width="2.0929in" svg:height="1.147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</table:table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8:31:28</dc:date>
    <dc:creator>axel </dc:creator>
    <meta:editing-duration>PT2H5M5S</meta:editing-duration>
    <meta:editing-cycles>14</meta:editing-cycles>
    <meta:document-statistic meta:table-count="3" meta:image-count="0" meta:object-count="34" meta:page-count="1" meta:paragraph-count="29" meta:word-count="119" meta:character-count="575" meta:non-whitespace-character-count="658"/>
  </office:meta>
</office:document-meta>
</file>

<file path=Object 1/content.xml><?xml version="1.0" encoding="utf-8"?>
<math xmlns="http://www.w3.org/1998/Math/MathML">
  <semantics>
    <mrow>
      <mover accent="true">
        <mi>a</mi>
        <mo>¯</mo>
      </mover>
      <mover accent="true">
        <mi>b</mi>
        <mo>¯</mo>
      </mover>
    </mrow>
    <annotation encoding="StarMath 5.0">overline a overline b</annotation>
  </semantics>
</math>
</file>

<file path=Object 10/content.xml><?xml version="1.0" encoding="utf-8"?>
<math xmlns="http://www.w3.org/1998/Math/MathML">
  <semantics>
    <mrow>
      <mi>cos</mi>
      <mrow>
        <mo stretchy="false">ϕ</mo>
        <mo stretchy="false">=</mo>
        <mfrac>
          <mrow>
            <msub>
              <mi>a</mi>
              <mi>x</mi>
            </msub>
            <mrow>
              <msub>
                <mi>b</mi>
                <mi>x</mi>
              </msub>
              <mo stretchy="false">+</mo>
              <msub>
                <mi>a</mi>
                <mi>y</mi>
              </msub>
            </mrow>
            <mrow>
              <msub>
                <mi>b</mi>
                <mi>y</mi>
              </msub>
              <mo stretchy="false">+</mo>
              <msub>
                <mi>a</mi>
                <mi>z</mi>
              </msub>
            </mrow>
            <msub>
              <mi>b</mi>
              <mi>z</mi>
            </msub>
          </mrow>
          <mrow>
            <msqrt>
              <mrow>
                <mrow>
                  <mrow>
                    <msubsup>
                      <mi>a</mi>
                      <mi>x</mi>
                      <mn>2</mn>
                    </msubsup>
                    <mo stretchy="false">+</mo>
                    <msubsup>
                      <mi>a</mi>
                      <mi>y</mi>
                      <mn>2</mn>
                    </msubsup>
                  </mrow>
                  <mo stretchy="false">+</mo>
                  <msubsup>
                    <mi>a</mi>
                    <mi>z</mi>
                    <mn>2</mn>
                  </msubsup>
                </mrow>
              </mrow>
            </msqrt>
            <msqrt>
              <mrow>
                <mrow>
                  <mrow>
                    <msubsup>
                      <mi>b</mi>
                      <mi>x</mi>
                      <mn>2</mn>
                    </msubsup>
                    <mo stretchy="false">+</mo>
                    <msubsup>
                      <mi>b</mi>
                      <mi>y</mi>
                      <mn>2</mn>
                    </msubsup>
                  </mrow>
                  <mo stretchy="false">+</mo>
                  <msubsup>
                    <mi>b</mi>
                    <mi>z</mi>
                    <mn>2</mn>
                  </msubsup>
                </mrow>
              </mrow>
            </msqrt>
          </mrow>
        </mfrac>
      </mrow>
    </mrow>
    <annotation encoding="StarMath 5.0">cos %phi = {a_x b_x + a_y b_y + a_z b_z} over {sqrt{a_x ^2 + a_y ^2 + a_z ^2} sqrt{b_x ^2 + b_y ^2 + b_z ^2}}</annotation>
  </semantics>
</math>
</file>

<file path=Object 11/content.xml><?xml version="1.0" encoding="utf-8"?>
<math xmlns="http://www.w3.org/1998/Math/MathML">
  <semantics>
    <mrow>
      <mrow>
        <mover accent="true">
          <mi>a</mi>
          <mo>¯</mo>
        </mover>
        <mo stretchy="false">×</mo>
        <mover accent="true">
          <mi>b</mi>
          <mo>¯</mo>
        </mover>
      </mrow>
    </mrow>
    <annotation encoding="StarMath 5.0">overline a times overline b</annotation>
  </semantics>
</math>
</file>

<file path=Object 12/content.xml><?xml version="1.0" encoding="utf-8"?>
<math xmlns="http://www.w3.org/1998/Math/MathML">
  <semantics>
    <mrow>
      <mover accent="true">
        <mi>L</mi>
        <mo>¯</mo>
      </mover>
    </mrow>
    <annotation encoding="StarMath 5.0">overline L</annotation>
  </semantics>
</math>
</file>

<file path=Object 13/content.xml><?xml version="1.0" encoding="utf-8"?>
<math xmlns="http://www.w3.org/1998/Math/MathML">
  <semantics>
    <mrow>
      <mover accent="true">
        <mi>L</mi>
        <mo>¯</mo>
      </mover>
    </mrow>
    <annotation encoding="StarMath 5.0">overline L</annotation>
  </semantics>
</math>
</file>

<file path=Object 14/content.xml><?xml version="1.0" encoding="utf-8"?>
<math xmlns="http://www.w3.org/1998/Math/MathML">
  <semantics>
    <mrow>
      <mover accent="true">
        <mi>L</mi>
        <mo>¯</mo>
      </mover>
    </mrow>
    <annotation encoding="StarMath 5.0">overline L</annotation>
  </semantics>
</math>
</file>

<file path=Object 15/content.xml><?xml version="1.0" encoding="utf-8"?>
<math xmlns="http://www.w3.org/1998/Math/MathML">
  <semantics>
    <mrow>
      <mover accent="true">
        <mi>L</mi>
        <mo>¯</mo>
      </mover>
    </mrow>
    <annotation encoding="StarMath 5.0">overline L</annotation>
  </semantics>
</math>
</file>

<file path=Object 16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7/content.xml><?xml version="1.0" encoding="utf-8"?>
<math xmlns="http://www.w3.org/1998/Math/MathML">
  <semantics>
    <mrow>
      <mover accent="true">
        <mi>b</mi>
        <mo>¯</mo>
      </mover>
    </mrow>
    <annotation encoding="StarMath 5.0">overline b</annotation>
  </semantics>
</math>
</file>

<file path=Object 18/content.xml><?xml version="1.0" encoding="utf-8"?>
<math xmlns="http://www.w3.org/1998/Math/MathML">
  <semantics>
    <mrow>
      <mrow>
        <mrow>
          <mo stretchy="false">∣</mo>
          <mrow>
            <mover accent="true">
              <mi>L</mi>
              <mo>¯</mo>
            </mover>
          </mrow>
          <mo stretchy="false">∣</mo>
        </mrow>
        <mo stretchy="false">=</mo>
        <mrow>
          <mo stretchy="false">∣</mo>
          <mrow>
            <mover accent="true">
              <mi>a</mi>
              <mo>¯</mo>
            </mover>
          </mrow>
          <mo stretchy="false">∣</mo>
        </mrow>
      </mrow>
      <mrow>
        <mo stretchy="false">∣</mo>
        <mrow>
          <mover accent="true">
            <mi>b</mi>
            <mo>¯</mo>
          </mover>
        </mrow>
        <mo stretchy="false">∣</mo>
      </mrow>
      <mi>sin</mi>
      <mo stretchy="false">ϕ</mo>
    </mrow>
    <annotation encoding="StarMath 5.0">lline overline L rline = lline overline a rline lline overline b rline sin %phi</annotation>
  </semantics>
</math>
</file>

<file path=Object 19/content.xml><?xml version="1.0" encoding="utf-8"?>
<math xmlns="http://www.w3.org/1998/Math/MathML">
  <semantics>
    <mrow>
      <mrow>
        <mover accent="true">
          <mi>a</mi>
          <mo>¯</mo>
        </mover>
        <mo stretchy="false">×</mo>
        <mover accent="true">
          <mi>b</mi>
          <mo>¯</mo>
        </mover>
      </mrow>
    </mrow>
    <annotation encoding="StarMath 5.0">overline a times overline b</annotation>
  </semantics>
</math>
</file>

<file path=Object 2/content.xml><?xml version="1.0" encoding="utf-8"?>
<math xmlns="http://www.w3.org/1998/Math/MathML">
  <semantics>
    <mrow>
      <mover accent="true">
        <mi>a</mi>
        <mo>¯</mo>
      </mover>
      <mrow>
        <mover accent="true">
          <mi>b</mi>
          <mo>¯</mo>
        </mover>
        <mo stretchy="false">=</mo>
        <mrow>
          <mo stretchy="false">∣</mo>
          <mrow>
            <mover accent="true">
              <mi>a</mi>
              <mo>¯</mo>
            </mover>
          </mrow>
          <mo stretchy="false">∣</mo>
        </mrow>
      </mrow>
      <mrow>
        <mo stretchy="false">∣</mo>
        <mrow>
          <mover accent="true">
            <mi>b</mi>
            <mo>¯</mo>
          </mover>
        </mrow>
        <mo stretchy="false">∣</mo>
      </mrow>
      <mi>cos</mi>
      <mo stretchy="false">ϕ</mo>
    </mrow>
    <annotation encoding="StarMath 5.0">overline a overline b = lline overline a rline lline overline b rline cos %phi</annotation>
  </semantics>
</math>
</file>

<file path=Object 20/content.xml><?xml version="1.0" encoding="utf-8"?>
<math xmlns="http://www.w3.org/1998/Math/MathML">
  <semantics>
    <mrow>
      <mrow>
        <mo stretchy="false">ϕ</mo>
        <mo stretchy="false">=</mo>
        <mn>0</mn>
      </mrow>
    </mrow>
    <annotation encoding="StarMath 5.0"> %phi = 0</annotation>
  </semantics>
</math>
</file>

<file path=Object 21/content.xml><?xml version="1.0" encoding="utf-8"?>
<math xmlns="http://www.w3.org/1998/Math/MathML">
  <semantics>
    <mrow>
      <mrow>
        <mo stretchy="false">ϕ</mo>
        <mo stretchy="false">=</mo>
        <mn>180</mn>
      </mrow>
    </mrow>
    <annotation encoding="StarMath 5.0">%phi = 180</annotation>
  </semantics>
</math>
</file>

<file path=Object 22/content.xml><?xml version="1.0" encoding="utf-8"?>
<math xmlns="http://www.w3.org/1998/Math/MathML">
  <semantics>
    <mrow>
      <mrow>
        <mrow>
          <mover accent="true">
            <mi>a</mi>
            <mo>¯</mo>
          </mover>
          <mo stretchy="false">×</mo>
          <mover accent="true">
            <mi>a</mi>
            <mo>¯</mo>
          </mover>
        </mrow>
        <mo stretchy="false">=</mo>
        <mn>0</mn>
      </mrow>
    </mrow>
    <annotation encoding="StarMath 5.0">overline a times overline a = 0</annotation>
  </semantics>
</math>
</file>

<file path=Object 23/content.xml><?xml version="1.0" encoding="utf-8"?>
<math xmlns="http://www.w3.org/1998/Math/MathML">
  <semantics>
    <mrow>
      <mrow>
        <mrow>
          <mover accent="true">
            <mi>a</mi>
            <mo>¯</mo>
          </mover>
          <mo stretchy="false">×</mo>
          <mover accent="true">
            <mi>b</mi>
            <mo>¯</mo>
          </mover>
        </mrow>
        <mo stretchy="false">=</mo>
        <mrow>
          <mover accent="true">
            <mi>b</mi>
            <mo>¯</mo>
          </mover>
          <mo stretchy="false">×</mo>
          <mover accent="true">
            <mi>a</mi>
            <mo>¯</mo>
          </mover>
        </mrow>
      </mrow>
    </mrow>
    <annotation encoding="StarMath 5.0">overline a times overline b = overline b times overline a</annotation>
  </semantics>
</math>
</file>

<file path=Object 24/content.xml><?xml version="1.0" encoding="utf-8"?>
<math xmlns="http://www.w3.org/1998/Math/MathML">
  <semantics>
    <mrow>
      <mrow>
        <mrow>
          <mrow>
            <mo stretchy="false">(</mo>
            <mrow>
              <mo stretchy="false">λ</mo>
              <mover accent="true">
                <mi>a</mi>
                <mo>¯</mo>
              </mover>
            </mrow>
            <mo stretchy="false">)</mo>
          </mrow>
          <mo stretchy="false">×</mo>
          <mover accent="true">
            <mi>b</mi>
            <mo>¯</mo>
          </mover>
        </mrow>
        <mo stretchy="false">=</mo>
        <mo stretchy="false">λ</mo>
      </mrow>
      <mrow>
        <mo stretchy="false">(</mo>
        <mrow>
          <mrow>
            <mover accent="true">
              <mi>a</mi>
              <mo>¯</mo>
            </mover>
            <mo stretchy="false">×</mo>
            <mover accent="true">
              <mi>b</mi>
              <mo>¯</mo>
            </mover>
          </mrow>
        </mrow>
        <mo stretchy="false">)</mo>
      </mrow>
    </mrow>
    <annotation encoding="StarMath 5.0">(%lambda overline a) times overline b = %lambda (overline a times overline b)</annotation>
  </semantics>
</math>
</file>

<file path=Object 25/content.xml><?xml version="1.0" encoding="utf-8"?>
<math xmlns="http://www.w3.org/1998/Math/MathML">
  <semantics>
    <mrow>
      <mrow>
        <mrow>
          <mrow>
            <mo stretchy="false">(</mo>
            <mrow>
              <mrow>
                <mover accent="true">
                  <mi>a</mi>
                  <mo>¯</mo>
                </mover>
                <mo stretchy="false">+</mo>
                <mover accent="true">
                  <mi>b</mi>
                  <mo>¯</mo>
                </mover>
              </mrow>
            </mrow>
            <mo stretchy="false">)</mo>
          </mrow>
          <mo stretchy="false">×</mo>
          <mover accent="true">
            <mi>c</mi>
            <mo>¯</mo>
          </mover>
        </mrow>
        <mo stretchy="false">=</mo>
        <mrow>
          <mrow>
            <mover accent="true">
              <mi>a</mi>
              <mo>¯</mo>
            </mover>
            <mo stretchy="false">×</mo>
            <mover accent="true">
              <mi>c</mi>
              <mo>¯</mo>
            </mover>
          </mrow>
          <mo stretchy="false">+</mo>
          <mrow>
            <mover accent="true">
              <mi>b</mi>
              <mo>¯</mo>
            </mover>
            <mo stretchy="false">×</mo>
            <mover accent="true">
              <mi>c</mi>
              <mo>¯</mo>
            </mover>
          </mrow>
        </mrow>
      </mrow>
    </mrow>
    <annotation encoding="StarMath 5.0">(overline a + overline b) times overline c = overline a times overline c + overline b times overline c</annotation>
  </semantics>
</math>
</file>

<file path=Object 26/content.xml><?xml version="1.0" encoding="utf-8"?>
<math xmlns="http://www.w3.org/1998/Math/MathML">
  <semantics>
    <mrow>
      <mrow>
        <mi>S</mi>
        <mo stretchy="false">=</mo>
        <msqrt>
          <mrow>
            <mrow>
              <mrow>
                <mfenced open="∣" close="∣">
                  <mrow>
                    <msup>
                      <mtable>
                        <mtr>
                          <mtd>
                            <mrow>
                              <msub>
                                <mi>a</mi>
                                <mi>y</mi>
                              </msub>
                            </mrow>
                          </mtd>
                          <mtd>
                            <mrow>
                              <msub>
                                <mi>a</mi>
                                <mi>z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b</mi>
                                <mi>y</mi>
                              </msub>
                            </mrow>
                          </mtd>
                          <mtd>
                            <mrow>
                              <msub>
                                <mi>b</mi>
                                <mi>z</mi>
                              </msub>
                            </mrow>
                          </mtd>
                        </mtr>
                      </mtable>
                      <mn>2</mn>
                    </msup>
                  </mrow>
                </mfenced>
                <mo stretchy="false">+</mo>
                <mfenced open="∣" close="∣">
                  <mrow>
                    <msup>
                      <mtable>
                        <mtr>
                          <mtd>
                            <mrow>
                              <msub>
                                <mi>a</mi>
                                <mi>z</mi>
                              </msub>
                            </mrow>
                          </mtd>
                          <mtd>
                            <mrow>
                              <msub>
                                <mi>a</mi>
                                <mi>x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b</mi>
                                <mi>z</mi>
                              </msub>
                            </mrow>
                          </mtd>
                          <mtd>
                            <mrow>
                              <msub>
                                <mi>b</mi>
                                <mi>x</mi>
                              </msub>
                            </mrow>
                          </mtd>
                        </mtr>
                      </mtable>
                      <mn>2</mn>
                    </msup>
                  </mrow>
                </mfenced>
              </mrow>
              <mo stretchy="false">+</mo>
              <mfenced open="∣" close="∣">
                <mrow>
                  <msup>
                    <mtable>
                      <mtr>
                        <mtd>
                          <mrow>
                            <msub>
                              <mi>a</mi>
                              <mi>x</mi>
                            </msub>
                          </mrow>
                        </mtd>
                        <mtd>
                          <mrow>
                            <msub>
                              <mi>a</mi>
                              <mi>y</mi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i>x</mi>
                            </msub>
                          </mrow>
                        </mtd>
                        <mtd>
                          <mrow>
                            <msub>
                              <mi>b</mi>
                              <mi>y</mi>
                            </msub>
                          </mrow>
                        </mtd>
                      </mtr>
                    </mtable>
                    <mn>2</mn>
                  </msup>
                </mrow>
              </mfenced>
            </mrow>
          </mrow>
        </msqrt>
      </mrow>
    </mrow>
    <annotation encoding="StarMath 5.0">S = sqrt{left lline matrix{a_y # a_z ## b_y # b_z} ^ 2 right rline + left lline matrix{a_z # a_x ## b_z # b_x} ^ 2 right rline + left lline matrix{a_x # a_y ## b_x # b_y} ^ 2 right rline}</annotation>
  </semantics>
</math>
</file>

<file path=Object 27/content.xml><?xml version="1.0" encoding="utf-8"?>
<math xmlns="http://www.w3.org/1998/Math/MathML">
  <semantics>
    <mrow>
      <mrow>
        <mrow>
          <mover accent="true">
            <mi>a</mi>
            <mo>¯</mo>
          </mover>
          <mo stretchy="false">×</mo>
          <mover accent="true">
            <mi>b</mi>
            <mo>¯</mo>
          </mover>
        </mrow>
        <mo stretchy="false">=</mo>
        <mfenced open="∣" close="∣">
          <mrow>
            <mtable>
              <mtr>
                <mtd>
                  <mrow>
                    <mover accent="true">
                      <mi>i</mi>
                      <mo>¯</mo>
                    </mover>
                  </mrow>
                </mtd>
                <mtd>
                  <mrow>
                    <mover accent="true">
                      <mi>j</mi>
                      <mo>¯</mo>
                    </mover>
                  </mrow>
                </mtd>
                <mtd>
                  <mrow>
                    <mover accent="true">
                      <mi>k</mi>
                      <mo>¯</mo>
                    </mover>
                  </mrow>
                </mtd>
              </mtr>
              <mtr>
                <mtd>
                  <mrow>
                    <msub>
                      <mi>a</mi>
                      <mi>x</mi>
                    </msub>
                  </mrow>
                </mtd>
                <mtd>
                  <mrow>
                    <msub>
                      <mi>a</mi>
                      <mi>y</mi>
                    </msub>
                  </mrow>
                </mtd>
                <mtd>
                  <mrow>
                    <msub>
                      <mi>a</mi>
                      <mi>z</mi>
                    </msub>
                  </mrow>
                </mtd>
              </mtr>
              <mtr>
                <mtd>
                  <mrow>
                    <msub>
                      <mi>b</mi>
                      <mi>x</mi>
                    </msub>
                  </mrow>
                </mtd>
                <mtd>
                  <mrow>
                    <msub>
                      <mi>b</mi>
                      <mi>y</mi>
                    </msub>
                  </mrow>
                </mtd>
                <mtd>
                  <mrow>
                    <msub>
                      <mi>b</mi>
                      <mi>z</mi>
                    </msub>
                  </mrow>
                </mtd>
              </mtr>
            </mtable>
          </mrow>
        </mfenced>
      </mrow>
    </mrow>
    <annotation encoding="StarMath 5.0">overline a times overline b = left lline matrix{overline i # overline j # overline k ## a_x # a_y # a_z ## b_x # b_y # b_z} right rline</annotation>
  </semantics>
</math>
</file>

<file path=Object 28/content.xml><?xml version="1.0" encoding="utf-8"?>
<math xmlns="http://www.w3.org/1998/Math/MathML">
  <semantics>
    <mrow>
      <mrow>
        <mo stretchy="false">(</mo>
        <mrow>
          <mrow>
            <mover accent="true">
              <mi>a</mi>
              <mo>¯</mo>
            </mover>
            <mo stretchy="false">×</mo>
            <mover accent="true">
              <mi>b</mi>
              <mo>¯</mo>
            </mover>
          </mrow>
        </mrow>
        <mo stretchy="false">)</mo>
      </mrow>
      <mover accent="true">
        <mi>c</mi>
        <mo>¯</mo>
      </mover>
    </mrow>
    <annotation encoding="StarMath 5.0">(overline a times overline b) overline c</annotation>
  </semantics>
</math>
</file>

<file path=Object 29/content.xml><?xml version="1.0" encoding="utf-8"?>
<math xmlns="http://www.w3.org/1998/Math/MathML">
  <semantics>
    <mrow>
      <mrow>
        <mover accent="true">
          <mi>a</mi>
          <mo>¯</mo>
        </mover>
        <mo stretchy="false">×</mo>
        <mover accent="true">
          <mi>b</mi>
          <mo>¯</mo>
        </mover>
      </mrow>
    </mrow>
    <annotation encoding="StarMath 5.0">overline a times overline b</annotation>
  </semantics>
</math>
</file>

<file path=Object 3/content.xml><?xml version="1.0" encoding="utf-8"?>
<math xmlns="http://www.w3.org/1998/Math/MathML">
  <semantics>
    <mrow>
      <mover accent="true">
        <mi>a</mi>
        <mo>¯</mo>
      </mover>
      <mrow>
        <mover accent="true">
          <mi>b</mi>
          <mo>¯</mo>
        </mover>
        <mo stretchy="false">=</mo>
        <mn>0</mn>
      </mrow>
    </mrow>
    <annotation encoding="StarMath 5.0">overline a overline b = 0</annotation>
  </semantics>
</math>
</file>

<file path=Object 30/content.xml><?xml version="1.0" encoding="utf-8"?>
<math xmlns="http://www.w3.org/1998/Math/MathML">
  <semantics>
    <mrow>
      <mover accent="true">
        <mi>c</mi>
        <mo>¯</mo>
      </mover>
    </mrow>
    <annotation encoding="StarMath 5.0">overline c</annotation>
  </semantics>
</math>
</file>

<file path=Object 31/content.xml><?xml version="1.0" encoding="utf-8"?>
<math xmlns="http://www.w3.org/1998/Math/MathML">
  <semantics>
    <mrow>
      <mrow>
        <mo stretchy="false">(</mo>
        <mrow>
          <mrow>
            <mrow>
              <mo stretchy="false">(</mo>
              <mrow>
                <mo stretchy="false">λ</mo>
                <mover accent="true">
                  <mi>a</mi>
                  <mo>¯</mo>
                </mover>
              </mrow>
              <mo stretchy="false">)</mo>
            </mrow>
            <mo stretchy="false">×</mo>
            <mover accent="true">
              <mi>b</mi>
              <mo>¯</mo>
            </mover>
          </mrow>
        </mrow>
        <mo stretchy="false">)</mo>
      </mrow>
      <mrow>
        <mover accent="true">
          <mi>c</mi>
          <mo>¯</mo>
        </mover>
        <mo stretchy="false">=</mo>
        <mo stretchy="false">λ</mo>
      </mrow>
      <mrow>
        <mo stretchy="false">(</mo>
        <mrow>
          <mrow>
            <mo stretchy="false">(</mo>
            <mrow>
              <mrow>
                <mover accent="true">
                  <mi>a</mi>
                  <mo>¯</mo>
                </mover>
                <mo stretchy="false">×</mo>
                <mover accent="true">
                  <mi>b</mi>
                  <mo>¯</mo>
                </mover>
              </mrow>
            </mrow>
            <mo stretchy="false">)</mo>
          </mrow>
          <mover accent="true">
            <mi>c</mi>
            <mo>¯</mo>
          </mover>
        </mrow>
        <mo stretchy="false">)</mo>
      </mrow>
    </mrow>
    <annotation encoding="StarMath 5.0">((%lambda overline a) times overline b) overline c = %lambda ((overline a times overline b) overline c)</annotation>
  </semantics>
</math>
</file>

<file path=Object 32/content.xml><?xml version="1.0" encoding="utf-8"?>
<math xmlns="http://www.w3.org/1998/Math/MathML">
  <semantics>
    <mrow>
      <mrow>
        <mo stretchy="false">(</mo>
        <mrow>
          <mrow>
            <mover accent="true">
              <mi>a</mi>
              <mo>¯</mo>
            </mover>
            <mo stretchy="false">×</mo>
            <mover accent="true">
              <mi>b</mi>
              <mo>¯</mo>
            </mover>
          </mrow>
        </mrow>
        <mo stretchy="false">)</mo>
      </mrow>
      <mrow>
        <mover accent="true">
          <mi>c</mi>
          <mo>¯</mo>
        </mover>
        <mo stretchy="false">=</mo>
        <mover accent="true">
          <mi>a</mi>
          <mo>¯</mo>
        </mover>
      </mrow>
      <mrow>
        <mo stretchy="false">(</mo>
        <mrow>
          <mrow>
            <mover accent="true">
              <mi>b</mi>
              <mo>¯</mo>
            </mover>
            <mo stretchy="false">×</mo>
            <mover accent="true">
              <mi>c</mi>
              <mo>¯</mo>
            </mover>
          </mrow>
        </mrow>
        <mo stretchy="false">)</mo>
      </mrow>
    </mrow>
    <annotation encoding="StarMath 5.0">(overline a times overline b) overline c = overline a (overline b times overline c)</annotation>
  </semantics>
</math>
</file>

<file path=Object 33/content.xml><?xml version="1.0" encoding="utf-8"?>
<math xmlns="http://www.w3.org/1998/Math/MathML">
  <semantics>
    <mrow>
      <mrow>
        <mo stretchy="false">(</mo>
        <mrow>
          <mrow>
            <mrow>
              <mo stretchy="false">(</mo>
              <mrow>
                <mrow>
                  <mover accent="true">
                    <mi>a</mi>
                    <mo>¯</mo>
                  </mover>
                  <mo stretchy="false">+</mo>
                  <mover accent="true">
                    <mi>b</mi>
                    <mo>¯</mo>
                  </mover>
                </mrow>
              </mrow>
              <mo stretchy="false">)</mo>
            </mrow>
            <mo stretchy="false">×</mo>
            <mover accent="true">
              <mi>c</mi>
              <mo>¯</mo>
            </mover>
          </mrow>
        </mrow>
        <mo stretchy="false">)</mo>
      </mrow>
      <mrow>
        <mover accent="true">
          <mi>d</mi>
          <mo>¯</mo>
        </mover>
        <mo stretchy="false">=</mo>
        <mrow>
          <mo stretchy="false">(</mo>
          <mrow>
            <mrow>
              <mover accent="true">
                <mi>a</mi>
                <mo>¯</mo>
              </mover>
              <mo stretchy="false">×</mo>
              <mover accent="true">
                <mi>c</mi>
                <mo>¯</mo>
              </mover>
            </mrow>
          </mrow>
          <mo stretchy="false">)</mo>
        </mrow>
      </mrow>
      <mrow>
        <mover accent="true">
          <mi>d</mi>
          <mo>¯</mo>
        </mover>
        <mo stretchy="false">+</mo>
        <mrow>
          <mo stretchy="false">(</mo>
          <mrow>
            <mrow>
              <mover accent="true">
                <mi>b</mi>
                <mo>¯</mo>
              </mover>
              <mo stretchy="false">×</mo>
              <mover accent="true">
                <mi>c</mi>
                <mo>¯</mo>
              </mover>
            </mrow>
          </mrow>
          <mo stretchy="false">)</mo>
        </mrow>
      </mrow>
      <mover accent="true">
        <mi>d</mi>
        <mo>¯</mo>
      </mover>
    </mrow>
    <annotation encoding="StarMath 5.0">((overline a + overline b) times overline c) overline d = (overline a times overline c) overline d + (overline b times overline c) overline d</annotation>
  </semantics>
</math>
</file>

<file path=Object 34/content.xml><?xml version="1.0" encoding="utf-8"?>
<math xmlns="http://www.w3.org/1998/Math/MathML">
  <semantics>
    <mrow>
      <mrow>
        <mo stretchy="false">(</mo>
        <mrow>
          <mrow>
            <mover accent="true">
              <mi>a</mi>
              <mo>¯</mo>
            </mover>
            <mo stretchy="false">×</mo>
            <mover accent="true">
              <mi>b</mi>
              <mo>¯</mo>
            </mover>
          </mrow>
        </mrow>
        <mo stretchy="false">)</mo>
      </mrow>
      <mrow>
        <mover accent="true">
          <mi>c</mi>
          <mo>¯</mo>
        </mover>
        <mo stretchy="false">=</mo>
        <mfenced open="∣" close="∣">
          <mrow>
            <mtable>
              <mtr>
                <mtd>
                  <mrow>
                    <msub>
                      <mi>a</mi>
                      <mi>x</mi>
                    </msub>
                  </mrow>
                </mtd>
                <mtd>
                  <mrow>
                    <msub>
                      <mi>a</mi>
                      <mi>y</mi>
                    </msub>
                  </mrow>
                </mtd>
                <mtd>
                  <mrow>
                    <msub>
                      <mi>a</mi>
                      <mi>z</mi>
                    </msub>
                  </mrow>
                </mtd>
              </mtr>
              <mtr>
                <mtd>
                  <mrow>
                    <msub>
                      <mi>b</mi>
                      <mi>x</mi>
                    </msub>
                  </mrow>
                </mtd>
                <mtd>
                  <mrow>
                    <msub>
                      <mi>b</mi>
                      <mi>y</mi>
                    </msub>
                  </mrow>
                </mtd>
                <mtd>
                  <mrow>
                    <msub>
                      <mi>b</mi>
                      <mi>z</mi>
                    </msub>
                  </mrow>
                </mtd>
              </mtr>
              <mtr>
                <mtd>
                  <mrow>
                    <msub>
                      <mi>c</mi>
                      <mi>x</mi>
                    </msub>
                  </mrow>
                </mtd>
                <mtd>
                  <mrow>
                    <msub>
                      <mi>c</mi>
                      <mi>y</mi>
                    </msub>
                  </mrow>
                </mtd>
                <mtd>
                  <mrow>
                    <msub>
                      <mi>c</mi>
                      <mi>z</mi>
                    </msub>
                  </mrow>
                </mtd>
              </mtr>
            </mtable>
          </mrow>
        </mfenced>
      </mrow>
    </mrow>
    <annotation encoding="StarMath 5.0">(overline a times overline b) overline c = left lline matrix{a_x # a_y # a_z ## b_x # b_y # b_z ## c_x # c_y # c_z} right rline</annotation>
  </semantics>
</math>
</file>

<file path=Object 4/content.xml><?xml version="1.0" encoding="utf-8"?>
<math xmlns="http://www.w3.org/1998/Math/MathML">
  <semantics>
    <mrow>
      <mrow>
        <mo stretchy="false">ϕ</mo>
        <mo stretchy="false">=</mo>
        <msup>
          <mn>90</mn>
          <mrow>
            <mn>0</mn>
          </mrow>
        </msup>
      </mrow>
    </mrow>
    <annotation encoding="StarMath 5.0">%phi = 90^{0}</annotation>
  </semantics>
</math>
</file>

<file path=Object 5/content.xml><?xml version="1.0" encoding="utf-8"?>
<math xmlns="http://www.w3.org/1998/Math/MathML">
  <semantics>
    <mrow>
      <mover accent="true">
        <mi>a</mi>
        <mo>¯</mo>
      </mover>
      <mrow>
        <mrow>
          <mover accent="true">
            <mi>a</mi>
            <mo>¯</mo>
          </mover>
          <mo stretchy="false">=</mo>
          <msup>
            <mrow>
              <mo stretchy="false">∣</mo>
              <mrow>
                <mover accent="true">
                  <mi>a</mi>
                  <mo>¯</mo>
                </mover>
              </mrow>
              <mo stretchy="false">∣</mo>
            </mrow>
            <mn>2</mn>
          </msup>
        </mrow>
        <mo stretchy="false">&gt;</mo>
        <mn>0</mn>
      </mrow>
    </mrow>
    <annotation encoding="StarMath 5.0">overline a overline a = lline overline a rline ^ 2 &gt; 0</annotation>
  </semantics>
</math>
</file>

<file path=Object 6/content.xml><?xml version="1.0" encoding="utf-8"?>
<math xmlns="http://www.w3.org/1998/Math/MathML">
  <semantics>
    <mrow>
      <mover accent="true">
        <mi>a</mi>
        <mo>¯</mo>
      </mover>
      <mrow>
        <mover accent="true">
          <mi>b</mi>
          <mo>¯</mo>
        </mover>
        <mo stretchy="false">=</mo>
        <mover accent="true">
          <mi>b</mi>
          <mo>¯</mo>
        </mover>
      </mrow>
      <mover accent="true">
        <mi>a</mi>
        <mo>¯</mo>
      </mover>
    </mrow>
    <annotation encoding="StarMath 5.0">overline a overline b = overline b overline a</annotation>
  </semantics>
</math>
</file>

<file path=Object 7/content.xml><?xml version="1.0" encoding="utf-8"?>
<math xmlns="http://www.w3.org/1998/Math/MathML">
  <semantics>
    <mrow>
      <mrow>
        <mo stretchy="false">(</mo>
        <mrow>
          <mo stretchy="false">λ</mo>
          <mover accent="true">
            <mi>a</mi>
            <mo>¯</mo>
          </mover>
        </mrow>
        <mo stretchy="false">)</mo>
      </mrow>
      <mrow>
        <mover accent="true">
          <mi>b</mi>
          <mo>¯</mo>
        </mover>
        <mo stretchy="false">=</mo>
        <mo stretchy="false">λ</mo>
      </mrow>
      <mrow>
        <mo stretchy="false">(</mo>
        <mrow>
          <mover accent="true">
            <mi>a</mi>
            <mo>¯</mo>
          </mover>
          <mover accent="true">
            <mi>b</mi>
            <mo>¯</mo>
          </mover>
        </mrow>
        <mo stretchy="false">)</mo>
      </mrow>
    </mrow>
    <annotation encoding="StarMath 5.0">(%lambda overline a) overline b = %lambda (overline a overline b)</annotation>
  </semantics>
</math>
</file>

<file path=Object 8/content.xml><?xml version="1.0" encoding="utf-8"?>
<math xmlns="http://www.w3.org/1998/Math/MathML">
  <semantics>
    <mrow>
      <mrow>
        <mo stretchy="false">(</mo>
        <mrow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</mrow>
        <mo stretchy="false">)</mo>
      </mrow>
      <mrow>
        <mover accent="true">
          <mi>c</mi>
          <mo>¯</mo>
        </mover>
        <mo stretchy="false">=</mo>
        <mover accent="true">
          <mi>a</mi>
          <mo>¯</mo>
        </mover>
      </mrow>
      <mrow>
        <mover accent="true">
          <mi>c</mi>
          <mo>¯</mo>
        </mover>
        <mo stretchy="false">+</mo>
        <mover accent="true">
          <mi>b</mi>
          <mo>¯</mo>
        </mover>
      </mrow>
      <mover accent="true">
        <mi>c</mi>
        <mo>¯</mo>
      </mover>
    </mrow>
    <annotation encoding="StarMath 5.0">(overline a + overline b) overline c = overline a overline c + overline b overline c</annotation>
  </semantics>
</math>
</file>

<file path=Object 9/content.xml><?xml version="1.0" encoding="utf-8"?>
<math xmlns="http://www.w3.org/1998/Math/MathML">
  <semantics>
    <mrow>
      <msub>
        <mi mathvariant="italic">пр</mi>
        <mrow>
          <mover accent="true">
            <mi>a</mi>
            <mo>¯</mo>
          </mover>
        </mrow>
      </msub>
      <mrow>
        <mover accent="true">
          <mi>b</mi>
          <mo>¯</mo>
        </mover>
        <mo stretchy="false">=</mo>
        <mfrac>
          <mrow>
            <mover accent="true">
              <mi>a</mi>
              <mo>¯</mo>
            </mover>
            <mover accent="true">
              <mi>b</mi>
              <mo>¯</mo>
            </mover>
          </mrow>
          <mrow>
            <mrow>
              <mo stretchy="false">∣</mo>
              <mrow>
                <mover accent="true">
                  <mi>a</mi>
                  <mo>¯</mo>
                </mover>
              </mrow>
              <mo stretchy="false">∣</mo>
            </mrow>
          </mrow>
        </mfrac>
      </mrow>
    </mrow>
    <annotation encoding="StarMath 5.0">пр_{overline a} overline b = {overline a overline b} over {lline overline a rline}</annotation>
  </semantics>
</math>
</file>